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fo:font-weight="bold" officeooo:paragraph-rsid="0016c7e0" style:font-weight-asian="bold" style:font-weight-complex="bold"/>
    </style:style>
    <style:style style:name="P3" style:family="paragraph" style:parent-style-name="Text_20_body">
      <style:text-properties officeooo:paragraph-rsid="0016c7e0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6c7e0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c7e0"/>
    </style:style>
    <style:style style:name="T4" style:family="text">
      <style:text-properties officeooo:rsid="00171d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chamento Detalhado - Mary Wollstonecraft</text:p>
      <text:p text:style-name="Text_20_body"><text:span text:style-name="T1">Nome:</text:span> Nicholas Funari Voltani<text:line-break/><text:span text:style-name="T1">Nº USP:</text:span> 9359365</text:p>
      <text:p text:style-name="Horizontal_20_Line"/>
      <text:p text:style-name="P2">Ficha de estrutura expositiva: Nível detalhado</text:p>
      <text:p text:style-name="Text_20_body"><text:span text:style-name="T1">Texto</text:span>: WOLLSTONECRAFT, Mary. <text:span text:style-name="T1">Reivindicação dos direitos da mulher</text:span>. São Paulo: Boitempo, 2016. <text:span text:style-name="T2">Cap. 2: Discussão sobre a opinião prevalecente a respeito do caráter sexual</text:span>.</text:p>
      <text:p text:style-name="P3"><text:span text:style-name="T3">(</text:span>PS: o PDF que foi disponibilizado não possuía numeração das páginas. Portanto, as citações abaixo seguem sem menção de página.<text:span text:style-name="T3">)</text:span></text:p>
      <text:p text:style-name="P3"/>
      <text:p text:style-name="Text_20_body"><text:span text:style-name="T2">Primeira parte</text:span>: Formas como a mulher é inferiorizada na sociedade (§§1-6)</text:p>
      <text:list xml:id="list388980484" text:style-name="L1">
        <text:list-item>
          <text:p text:style-name="P6">§1 ─ A autora questiona sobre a suposta impossibilidade de que mulher possam alcançar a virtude</text:p>
        </text:list-item>
        <text:list-item>
          <text:p text:style-name="P5">§2 ─ Explicação de tal discrepância devido à "ignorância" da mulher</text:p>
        </text:list-item>
        <text:list-item>
          <text:p text:style-name="P5">§§3-5 ─ A autora discute sobre a infantilização das mulheres por parte dos homens como uma estratégia para mantê-las dependentes</text:p>
        </text:list-item>
      </text:list>
      <text:p text:style-name="P4"/>
      <text:p text:style-name="First_20_paragraph"><text:span text:style-name="T2">Segunda parte</text:span>: Como a educação individual permite que a mulher alcance a virtude através do exercício da razão (§§8-11)</text:p>
      <text:list xml:id="list710080710" text:style-name="L2">
        <text:list-item>
          <text:p text:style-name="P7">A autora define a noção de "educação individual" como a formação da criança com relação à sua relação com suas paixões e ao desenvolvimento de sua capacidade de raciocínio ("entendimento") ─ inclusive, esta passagem e todo o capítulo herdam da noção do Iluminismo, o qual Kant define como a forma pela qual o indivíduo escapa da "minoridade" ("a incapacidade de se servir do entendimento sem a orientação de outrem", cf. "O que é o Iluminismo?", <text:span text:style-name="T4">Immanuel Kant</text:span>)</text:p>
        </text:list-item>
      </text:list>
      <text:p text:style-name="P4"/>
      <text:p text:style-name="First_20_paragraph"><text:span text:style-name="T2">Terceira parte</text:span>: Causas da escravização da mulher pela sociedade (§§14-27)</text:p>
      <text:list xml:id="list1944244878" text:style-name="L3">
        <text:list-item>
          <text:p text:style-name="P8">§§14-15 ─ A "educação desordenada" concedida às mulheres torna-as incapazes de ver a lógica nas coisas (sua "ordem"), tornando-as mais suscetíveis de serem dependentes de suas ações passadas ("Assim, elas fazem hoje o que fizeram ontem, meramente porque o fizeram ontem")</text:p>
        </text:list-item>
        <text:list-item>
          <text:p text:style-name="P8">§16 ─ A autora alude ao papel importante da formação das crianças no ensino do exercício da razão: o caráter mais "imediatista" do pensamento da mulher é, então, consequência da ausência dessa formação, o que torna seu pensamento mais "volúvel" que o do homem, que, em geral, não teve tal formação deficitária, e pode valer-se da "especulação" da razão para a generalização de sua visão de mundo</text:p>
        </text:list-item>
        <text:list-item>
          <text:p text:style-name="P8"><text:soft-page-break/>§§17-20 ─ Comparação de mulheres com homens militares</text:p>
          <text:list>
            <text:list-item>
              <text:p text:style-name="P8">A autora argumenta como soldados também vêm o mundo de maneira superficial e irrefletida ─ tal qual mulheres sem formação adequada</text:p>
            </text:list-item>
            <text:list-item>
              <text:p text:style-name="P8">É feita uma analogia implícita entre o caráter dos soldados de exércitos permanentes e a relação das mulheres na sociedade, onde ambos "foram ensinados a agradar e vivem apenas para isso"</text:p>
            </text:list-item>
            <text:list-item>
              <text:p text:style-name="P8">Conclui-se que, por seu entendimento superficial e acrítico das coisas, ambos acabam tornando-se "presas fáceis dos preconceitos" e acabam por ceder facilmente aos argumentos de autoridades</text:p>
            </text:list-item>
          </text:list>
        </text:list-item>
        <text:list-item>
          <text:p text:style-name="P8">§21 ─ A autora elabora, a partir da ideia de que "o poder busca a obediência cega", que tal posição de acriticidade da mulher é conveniente à dominação do homem</text:p>
        </text:list-item>
        <text:list-item>
          <text:p text:style-name="P8">§§22-27 ─ Sobre os argumentos de manutenção da dominação da mulher pelo homem</text:p>
          <text:list>
            <text:list-item>
              <text:p text:style-name="P8">A autora critica a posição de Rousseau quanto à manutenção da mulher em "seu lugar" de mero objeto de desejo e de satisfação do homem</text:p>
            </text:list-item>
            <text:list-item>
              <text:p text:style-name="P8">A autora critica a longínqua anedota de Adão e Eva, sob a qual poderia-se argumentar que "a mulher deveria ter seu pescoço sob jugo, porque toda a criação [divina] foi feita apenas para a conveniência e o prazer do homem"</text:p>
            </text:list-item>
          </text:list>
        </text:list-item>
      </text:list>
      <text:p text:style-name="P4"/>
      <text:p text:style-name="First_20_paragraph"><text:span text:style-name="T2">Quarta parte</text:span>: Virtudes femininas têm mesmo caráter qualitativo que as virtudes masculinas (§§28-31)</text:p>
      <text:list xml:id="list566159510" text:style-name="L4">
        <text:list-item>
          <text:p text:style-name="P9">A autora argumenta que, como todas as virtudes advêm igualmente da Providência, então as virtudes femininas têm mesmo aspecto qualitativo que as virtudes masculinas</text:p>
        </text:list-item>
        <text:list-item>
          <text:p text:style-name="P9">Ou seja, se homens possuem mais virtude que mulheres, então o têm somente no tocante ao aspecto quantitativo ─ cabe, então, entender se tal discrepância é natural ou arbitrariamente imposta</text:p>
        </text:list-item>
      </text:list>
      <text:p text:style-name="P4"/>
      <text:p text:style-name="First_20_paragraph"><text:span text:style-name="T2">Quinta parte</text:span>: Crítica a "<text:span text:style-name="T2">A Father's Legacy to His Daughters</text:span>", de John Gregory (§§36-54)</text:p>
      <text:list xml:id="list629219513" text:style-name="L5">
        <text:list-item>
          <text:p text:style-name="P10">§§36-38 ─ A autora critica o conselho do autor às suas filhas quanto ao cultivo de modos fúteis e antinaturais, de dissimulação ou repressão de seus sentimentos</text:p>
        </text:list-item>
        <text:list-item>
          <text:p text:style-name="P10">§§39-41 ─ A autora aborda sobre a diferença entre mulheres dependentes e mulheres racionais em um casamento: as primeiras subordinam-se a seus maridos, tornando-se dependentes de seu afeto e sua aprovação; as últimas, por não verem a utilidade da dissimulação de seus sentimentos a fim da mera satisfação de seus maridos, prezam por uma relação genuína, de amizade ─ ou de "indiferença", caso não seja possível uma relação saudável</text:p>
        </text:list-item>
        <text:list-item>
          <text:p text:style-name="P10">§§42-49 ─ A autora argumenta sobre o amor ser necessariamente um sentimento transitório: "Amizade ou indiferença inevitavelmente sucedem ao amor". Disso se compreende sua tese de que a fixação na ideia de paixão/amor pela sociedade é algo "inútil, ou até pernicios[o]", posto que é um apego a um estado essencialmente irracional, longe da homeostase emocional da virtude, mantida pelo controle dos instintos através do exercício da razão: "Deixemos que o coração honesto se manifeste e que a <text:span text:style-name="T2">razão</text:span> ensine a paixão a submeter-se à necessidade; ou que a busca digna da virtude e do conhecimento eleve a mente acima dessas emoções, que mais amargam do que adoçam o cálice da vida quando não são restritas aos devidos limites"</text:p>
        </text:list-item>
        <text:list-item>
          <text:p text:style-name="P10"><text:soft-page-break/>§§50-54 ─ A autora discute sobre os interesses e gostos da mulher enquanto em um matrimônio, e de como eles são dependentes de sua relação com seu marido: caso não tenha uma "mente bem formada", sua vida gira em torno da satisfação dos interesses de seu marido; caso tenha tido uma educação apropriada (e, portanto, não seja psicologicamente dependente da imposição conjugal), "o caráter [do cônjuge] pode ser uma provação, mas não um impedimento para a virtude", não tendo seu valor próprio restrito à satisfação das vontades do homem</text:p>
        </text:list-item>
      </text:list>
      <text:p text:style-name="P4"/>
      <text:p text:style-name="First_20_paragraph"><text:span text:style-name="T2">Sexta parte</text:span>: Sobre as consequências naturais referentes à capacidade da razão pela mulher (§§56-68)</text:p>
      <text:list xml:id="list3770278475" text:style-name="L6">
        <text:list-item>
          <text:p text:style-name="P11">§§56-58 ─ A autora critica os "elogios" contraditórios relacionados à mulher ("belos defeitos, debilidade amável etc.") como a imposição de uma imagem arbitrária de inferioridade às mulheres</text:p>
        </text:list-item>
        <text:list-item>
          <text:p text:style-name="P11">§§59-61 ─ A autora elabora a ideia (já aludida previamente) de que a posição "inferior" da mulher possui, no mínimo, uma influência direta do homem, e insiste que, removido esse rebaixamento arbitrário imposto à mulher, somente então poderia-se aferir se há realmente alguma inferioridade natural entre os sexos (e, portanto, se há ou não alguma justificativa natural para sua submissão ao homem)</text:p>
        </text:list-item>
        <text:list-item>
          <text:p text:style-name="P11">§§64-68 ─ A autora reitera que as mulheres estariam "sujeitas à inquebrantável cadeia [<text:span text:style-name="T2">chain</text:span>] do destino" caso fosse provado que elas "não devem jamais usar a própria razão"; porém, caso seja verdade que elas sejam "realmente capazes de agir como criaturas racionais", então que sua busca pela virtude seja absolutamente desimpedida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chamento Detalhado - Mary Wollstonecraft</dc:title>
    <dc:date>2023-05-17T21:54:19.822287091</dc:date>
    <meta:editing-duration>PT2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1090" meta:character-count="6714" meta:non-whitespace-character-count="5681"/>
    <meta:user-defined meta:name="">2023-05-17</meta:user-defined>
  </office:meta>
</office:document-meta>
</file>